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5002BACBFB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983b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445cm" svg:height="15.747cm" svg:x="9.525cm" svg:y="0.001cm">
          <draw:image xlink:href="Pictures/1000000000000300000005002BACBFB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9.445cm" svg:height="15.747cm" svg:x="9.525cm" svg:y="0.001cm">
          <draw:image xlink:href="Pictures/1000000000000300000005002BACBFB1.jpg" xlink:type="simple" xlink:show="embed" xlink:actuate="onLoad" draw:mime-type="image/jpeg">
            <text:p/>
          </draw:image>
        </draw:frame>
        <draw:frame draw:name="Media object 1" draw:style-name="gr3" draw:layer="layout" svg:width="0.254cm" svg:height="0.254cm" svg:x="0.254cm" svg:y="0.254cm">
          <draw:plugin xlink:href="../open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9:29:17.354088025</meta:creation-date>
    <meta:generator>LibreOffice/24.2.7.2$Linux_X86_64 LibreOffice_project/420$Build-2</meta:generator>
    <dc:date>2026-02-19T19:36:04.152712525</dc:date>
    <meta:editing-duration>PT6M47S</meta:editing-duration>
    <meta:editing-cycles>2</meta:editing-cycles>
    <meta:document-statistic meta:object-count="28"/>
  </office:meta>
</office:document-meta>
</file>